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401140030767416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9510603424695249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59807987961778435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12682924599236888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2682764736775462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398287097222694173"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460957498811773886"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93871479939883244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797893" text:continue-list="list7460957498811773886"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1950987659870614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80703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8431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784183"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808231"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9910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71275455757975833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text:soft-page-break/>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7">In the last week: <text:span text:style-name="T1">20.2 miles</text:span></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7"><text:s text:c="2"/></text:p>
      <text:p text:style-name="P23"/>
      <text:p text:style-name="P67"/>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018769584881723581" text:style-name="L11">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7T17:56:53.42</dc:date>
    <dc:creator>James Lombardi</dc:creator>
    <meta:editing-duration>P10DT9H11M43S</meta:editing-duration>
    <meta:editing-cycles>907</meta:editing-cycles>
    <meta:generator>OpenOffice/4.1.2$Win32 OpenOffice.org_project/412m3$Build-9782</meta:generator>
    <meta:document-statistic meta:table-count="0" meta:image-count="9" meta:object-count="0" meta:page-count="101" meta:paragraph-count="2780" meta:word-count="31110" meta:character-count="159154"/>
  </office:meta>
</office:document-meta>
</file>